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0a54" officeooo:paragraph-rsid="00173be0"/>
    </style:style>
    <style:style style:name="P2" style:family="paragraph" style:parent-style-name="Text_20_body">
      <style:text-properties officeooo:rsid="00132a91" officeooo:paragraph-rsid="00173be0"/>
    </style:style>
    <style:style style:name="P3" style:family="paragraph" style:parent-style-name="Standard">
      <style:text-properties officeooo:rsid="00173be0" officeooo:paragraph-rsid="00173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database BookStore;</text:p>
      <text:p text:style-name="P3">Use BookStore;</text:p>
      <text:p text:style-name="P3"/>
      <text:p text:style-name="P1">Create Table bookDetails(</text:p>
      <text:p text:style-name="P2">Id int NOT NULL AUTO_INCREMENT,</text:p>
      <text:p text:style-name="P2">Isbn varchar(45),</text:p>
      <text:p text:style-name="P2">Title varchar(45),</text:p>
      <text:p text:style-name="P2">Author varchar(45),</text:p>
      <text:p text:style-name="P2">Genre varchar(45),</text:p>
      <text:p text:style-name="P2">PRIMARY KEY(Id)</text:p>
      <text:p text:style-name="P1">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2:04:29.027755873</meta:creation-date>
    <dc:date>2015-11-06T12:06:11.791188406</dc:date>
    <meta:editing-duration>P0D</meta:editing-duration>
    <meta:editing-cycles>1</meta:editing-cycles>
    <meta:document-statistic meta:table-count="0" meta:image-count="0" meta:object-count="0" meta:page-count="1" meta:paragraph-count="10" meta:word-count="24" meta:character-count="185" meta:non-whitespace-character-count="171"/>
    <meta:generator>LibreOffice/4.2.8.2$Linux_X86_64 LibreOffice_project/420m0$Build-2</meta:generator>
  </office:meta>
</office:document-meta>
</file>